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ethodReferenc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ethodReference.isSameDeclaringClass( ClassName declaring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hodReference.instantiateDeclaringClass( ClassName declarin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hodReference.toInvokeCodeBlock( ArgumentCodeGenerator argumentCodeGenerator , @ Nullable ClassName target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MethodReference.addArguments( CodeBlock . Builder code , ArgumentCodeGenerator argumentCodeGene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MethodReference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hodReference.DefaultMethodReference( MethodSpec method , @ Nullable ClassName declarin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ethodReference.toCodeB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